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officeooo:rsid="0094446f"/>
    </style:style>
    <style:style style:name="P4" style:family="paragraph" style:parent-style-name="Exalted">
      <style:text-properties officeooo:paragraph-rsid="009b474d"/>
    </style:style>
    <style:style style:name="P5" style:family="paragraph" style:parent-style-name="Exalted">
      <style:text-properties officeooo:rsid="00a092f8" officeooo:paragraph-rsid="00a092f8"/>
    </style:style>
    <style:style style:name="P6" style:family="paragraph" style:parent-style-name="Sidebar">
      <style:text-properties officeooo:rsid="00a092f8" officeooo:paragraph-rsid="00a092f8"/>
    </style:style>
    <style:style style:name="P7" style:family="paragraph" style:parent-style-name="Sidebar_20_Heading">
      <style:text-properties officeooo:rsid="00a092f8" officeooo:paragraph-rsid="00a092f8"/>
    </style:style>
    <style:style style:name="P8" style:family="paragraph" style:parent-style-name="Sidebar">
      <style:text-properties officeooo:rsid="00a27222" officeooo:paragraph-rsid="00a27222"/>
    </style:style>
    <style:style style:name="P9" style:family="paragraph" style:parent-style-name="Exalted">
      <style:text-properties officeooo:rsid="00a4fdf9" officeooo:paragraph-rsid="00a4fdf9"/>
    </style:style>
    <style:style style:name="P10" style:family="paragraph" style:parent-style-name="Exalted">
      <style:text-properties fo:font-style="normal" officeooo:rsid="00a4fdf9" officeooo:paragraph-rsid="00a4fdf9" style:font-style-asian="normal" style:font-style-complex="normal"/>
    </style:style>
    <style:style style:name="P11" style:family="paragraph" style:parent-style-name="Heading_20_4">
      <style:text-properties fo:font-style="normal" officeooo:rsid="00a4fdf9" officeooo:paragraph-rsid="00a6a473" style:font-style-asian="normal" style:font-style-complex="normal"/>
    </style:style>
    <style:style style:name="P12" style:family="paragraph" style:parent-style-name="Heading_20_4">
      <style:text-properties fo:font-style="normal" officeooo:rsid="00a4fdf9" officeooo:paragraph-rsid="00b392ea" style:font-style-asian="normal" style:font-style-complex="normal"/>
    </style:style>
    <style:style style:name="P13" style:family="paragraph" style:parent-style-name="Exalted">
      <style:text-properties fo:font-style="normal" officeooo:rsid="00a6a473" officeooo:paragraph-rsid="00a6a473" style:font-style-asian="normal" style:font-style-complex="normal"/>
    </style:style>
    <style:style style:name="P14" style:family="paragraph" style:parent-style-name="Exalted">
      <style:text-properties fo:font-style="normal" officeooo:rsid="00b392ea" officeooo:paragraph-rsid="00b392ea" style:font-style-asian="normal" style:font-style-complex="normal"/>
    </style:style>
    <style:style style:name="P15" style:family="paragraph" style:parent-style-name="Exalted">
      <style:text-properties fo:font-style="normal" officeooo:rsid="00ab1075" officeooo:paragraph-rsid="00b9cc24" style:font-style-asian="normal" style:font-style-complex="normal"/>
    </style:style>
    <style:style style:name="P16" style:family="paragraph" style:parent-style-name="Exalted">
      <style:text-properties fo:font-style="normal" officeooo:rsid="00b9cc24" officeooo:paragraph-rsid="00b9cc24" style:font-style-asian="normal" style:font-style-complex="normal"/>
    </style:style>
    <style:style style:name="P17" style:family="paragraph" style:parent-style-name="Exalted">
      <style:text-properties fo:font-style="normal" officeooo:rsid="00db2625" officeooo:paragraph-rsid="00db2625" style:font-style-asian="normal" style:font-style-complex="normal"/>
    </style:style>
    <style:style style:name="P18" style:family="paragraph" style:parent-style-name="Exalted">
      <style:text-properties officeooo:paragraph-rsid="00b458b2"/>
    </style:style>
    <style:style style:name="P19" style:family="paragraph" style:parent-style-name="Exalted">
      <style:text-properties officeooo:rsid="00b6b6a7" officeooo:paragraph-rsid="00b6b6a7"/>
    </style:style>
    <style:style style:name="P20" style:family="paragraph" style:parent-style-name="Exalted">
      <style:text-properties officeooo:paragraph-rsid="00b6b6a7"/>
    </style:style>
    <style:style style:name="P21" style:family="paragraph" style:parent-style-name="Exalted">
      <style:text-properties officeooo:paragraph-rsid="00b6e52e"/>
    </style:style>
    <style:style style:name="P22" style:family="paragraph" style:parent-style-name="Exalted">
      <style:text-properties officeooo:paragraph-rsid="00bda86a"/>
    </style:style>
    <style:style style:name="P23" style:family="paragraph" style:parent-style-name="Exalted">
      <style:text-properties officeooo:rsid="00bda86a" officeooo:paragraph-rsid="00c93eff"/>
    </style:style>
    <style:style style:name="P24" style:family="paragraph" style:parent-style-name="Exalted">
      <style:text-properties officeooo:paragraph-rsid="00bdc5c7"/>
    </style:style>
    <style:style style:name="P25" style:family="paragraph" style:parent-style-name="Exalted">
      <style:text-properties officeooo:rsid="00bdc5c7" officeooo:paragraph-rsid="00bdc5c7"/>
    </style:style>
    <style:style style:name="P26" style:family="paragraph" style:parent-style-name="Exalted">
      <style:text-properties officeooo:paragraph-rsid="00bf1a24"/>
    </style:style>
    <style:style style:name="P27" style:family="paragraph" style:parent-style-name="Exalted">
      <style:text-properties officeooo:paragraph-rsid="00c0e6d7"/>
    </style:style>
    <style:style style:name="P28" style:family="paragraph" style:parent-style-name="Exalted">
      <style:text-properties officeooo:rsid="00c1611c" officeooo:paragraph-rsid="00c1611c"/>
    </style:style>
    <style:style style:name="P29" style:family="paragraph" style:parent-style-name="Exalted">
      <style:text-properties officeooo:paragraph-rsid="00c4fbc3"/>
    </style:style>
    <style:style style:name="P30" style:family="paragraph" style:parent-style-name="Exalted">
      <style:text-properties officeooo:rsid="00c4fbc3" officeooo:paragraph-rsid="00c4fbc3"/>
    </style:style>
    <style:style style:name="P31" style:family="paragraph" style:parent-style-name="Exalted">
      <style:text-properties officeooo:paragraph-rsid="00c93eff"/>
    </style:style>
    <style:style style:name="P32" style:family="paragraph" style:parent-style-name="Exalted">
      <style:text-properties officeooo:rsid="00d35cb0" officeooo:paragraph-rsid="00d35cb0"/>
    </style:style>
    <style:style style:name="P33" style:family="paragraph" style:parent-style-name="Greater_20_Charm">
      <style:text-properties officeooo:paragraph-rsid="00af18bf"/>
    </style:style>
    <style:style style:name="P34" style:family="paragraph" style:parent-style-name="Greater_20_Charm">
      <style:paragraph-properties fo:break-before="column"/>
    </style:style>
    <style:style style:name="P35" style:family="paragraph" style:parent-style-name="Exalted">
      <style:text-properties officeooo:paragraph-rsid="00d8de1f"/>
    </style:style>
    <style:style style:name="P36" style:family="paragraph" style:parent-style-name="Exalted">
      <style:text-properties officeooo:paragraph-rsid="00d9e54e"/>
    </style:style>
    <style:style style:name="P37" style:family="paragraph" style:parent-style-name="Exalted">
      <style:text-properties officeooo:rsid="00d9e54e" officeooo:paragraph-rsid="00db2625"/>
    </style:style>
    <style:style style:name="P38" style:family="paragraph" style:parent-style-name="Greater_20_Charm">
      <style:text-properties officeooo:paragraph-rsid="00dc6522"/>
    </style:style>
    <style:style style:name="P39" style:family="paragraph" style:parent-style-name="Greater_20_Charm">
      <style:text-properties officeooo:rsid="00db2625" officeooo:paragraph-rsid="00dd884e"/>
    </style:style>
    <style:style style:name="P40" style:family="paragraph" style:parent-style-name="Exalted">
      <style:text-properties officeooo:rsid="00db2625" officeooo:paragraph-rsid="00db2625"/>
    </style:style>
    <style:style style:name="P41" style:family="paragraph" style:parent-style-name="Exalted">
      <style:text-properties officeooo:paragraph-rsid="00dfee17"/>
    </style:style>
    <style:style style:name="P42" style:family="paragraph" style:parent-style-name="Exalted">
      <style:text-properties officeooo:rsid="00c5fb1d" officeooo:paragraph-rsid="00c5fb1d"/>
    </style:style>
    <style:style style:name="P43" style:family="paragraph" style:parent-style-name="Greater_20_Charm">
      <style:text-properties officeooo:rsid="00c5fb1d" officeooo:paragraph-rsid="00e980b6"/>
    </style:style>
    <style:style style:name="P44" style:family="paragraph" style:parent-style-name="Exalted">
      <style:text-properties officeooo:paragraph-rsid="00ebd236"/>
    </style:style>
    <style:style style:name="P45" style:family="paragraph" style:parent-style-name="Exalted">
      <style:text-properties officeooo:rsid="00ed6b03" officeooo:paragraph-rsid="00ed6b03"/>
    </style:style>
    <style:style style:name="P46" style:family="paragraph" style:parent-style-name="Exalted">
      <style:text-properties officeooo:rsid="00eeef45" officeooo:paragraph-rsid="00f10175"/>
    </style:style>
    <style:style style:name="P47" style:family="paragraph" style:parent-style-name="Exalted">
      <style:text-properties fo:font-weight="normal" officeooo:rsid="00eeef45" officeooo:paragraph-rsid="00eeef45" style:font-weight-asian="normal" style:font-weight-complex="normal"/>
    </style:style>
    <style:style style:name="P48" style:family="paragraph" style:parent-style-name="Exalted">
      <style:text-properties fo:font-weight="normal" officeooo:rsid="00eeef45" officeooo:paragraph-rsid="00f5ec6a" style:font-weight-asian="normal" style:font-weight-complex="normal"/>
    </style:style>
    <style:style style:name="P49" style:family="paragraph" style:parent-style-name="Exalted">
      <style:text-properties fo:font-weight="normal" officeooo:rsid="00f1b71d" officeooo:paragraph-rsid="00f1b71d" style:font-weight-asian="normal" style:font-weight-complex="normal"/>
    </style:style>
    <style:style style:name="P50" style:family="paragraph" style:parent-style-name="Exalted">
      <style:text-properties fo:font-weight="normal" officeooo:rsid="00f5ec6a" officeooo:paragraph-rsid="00f5ec6a" style:font-weight-asian="normal" style:font-weight-complex="normal"/>
    </style:style>
    <style:style style:name="P51" style:family="paragraph" style:parent-style-name="Exalted">
      <style:text-properties officeooo:paragraph-rsid="00f10175"/>
    </style:style>
    <style:style style:name="P52" style:family="paragraph" style:parent-style-name="Exalted">
      <style:text-properties officeooo:rsid="00f4ce97" officeooo:paragraph-rsid="00f4ce97"/>
    </style:style>
    <style:style style:name="P53" style:family="paragraph" style:parent-style-name="Exalted">
      <style:text-properties fo:font-weight="normal" officeooo:rsid="00f3a4af" officeooo:paragraph-rsid="00f3a4af" style:font-weight-asian="normal" style:font-weight-complex="normal"/>
    </style:style>
    <style:style style:name="P54" style:family="paragraph" style:parent-style-name="Exalted">
      <style:text-properties fo:font-weight="normal" officeooo:rsid="00f5ec6a" officeooo:paragraph-rsid="00f5ec6a" style:font-weight-asian="normal" style:font-weight-complex="normal"/>
    </style:style>
    <style:style style:name="P55" style:family="paragraph" style:parent-style-name="Exalted">
      <style:text-properties fo:font-weight="normal" officeooo:rsid="00eeef45" officeooo:paragraph-rsid="00f9e10a" style:font-weight-asian="normal" style:font-weight-complex="normal"/>
    </style:style>
    <style:style style:name="P56" style:family="paragraph" style:parent-style-name="Exalted">
      <style:text-properties fo:font-weight="normal" officeooo:rsid="00f9e10a" officeooo:paragraph-rsid="00f9e10a" style:font-weight-asian="normal" style:font-weight-complex="normal"/>
    </style:style>
    <style:style style:name="P57" style:family="paragraph" style:parent-style-name="Exalted">
      <style:text-properties fo:font-style="normal" fo:font-weight="normal" officeooo:rsid="00eeef45" officeooo:paragraph-rsid="00fb5529" style:font-style-asian="normal" style:font-weight-asian="normal" style:font-style-complex="normal" style:font-weight-complex="normal"/>
    </style:style>
    <style:style style:name="P58" style:family="paragraph" style:parent-style-name="Exalted">
      <style:text-properties fo:font-style="normal" fo:font-weight="normal" officeooo:rsid="00fb5529" officeooo:paragraph-rsid="00fb5529" style:font-style-asian="normal" style:font-weight-asian="normal" style:font-style-complex="normal" style:font-weight-complex="normal"/>
    </style:style>
    <style:style style:name="P59" style:family="paragraph" style:parent-style-name="Exalted">
      <style:text-properties officeooo:paragraph-rsid="00e7b372"/>
    </style:style>
    <style:style style:name="P60" style:family="paragraph" style:parent-style-name="Exalted">
      <style:text-properties officeooo:rsid="00ffd953" officeooo:paragraph-rsid="00ffd953"/>
    </style:style>
    <style:style style:name="P61" style:family="paragraph" style:parent-style-name="Greater_20_Charm">
      <style:text-properties fo:font-style="normal" fo:font-weight="bold" officeooo:rsid="00f9e10a" officeooo:paragraph-rsid="00fb5529" style:font-style-asian="normal" style:font-weight-asian="bold" style:font-style-complex="normal" style:font-weight-complex="bold"/>
    </style:style>
    <style:style style:name="P62" style:family="paragraph" style:parent-style-name="Heading_20_2">
      <style:text-properties officeooo:rsid="00d9e54e" officeooo:paragraph-rsid="00d9e54e"/>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officeooo:rsid="00dfee17" officeooo:paragraph-rsid="00dfee17"/>
    </style:style>
    <style:style style:name="P65" style:family="paragraph" style:parent-style-name="Heading_20_3">
      <style:text-properties officeooo:rsid="00a39c22" officeooo:paragraph-rsid="00a39c22"/>
    </style:style>
    <style:style style:name="P66" style:family="paragraph" style:parent-style-name="Heading_20_3">
      <style:text-properties officeooo:rsid="00a4fdf9" officeooo:paragraph-rsid="00a4fdf9"/>
    </style:style>
    <style:style style:name="P67" style:family="paragraph" style:parent-style-name="Heading_20_3">
      <style:text-properties officeooo:rsid="00b458b2" officeooo:paragraph-rsid="00db2625"/>
    </style:style>
    <style:style style:name="P68" style:family="paragraph" style:parent-style-name="Heading_20_3">
      <style:text-properties officeooo:rsid="00b458b2" officeooo:paragraph-rsid="00b458b2"/>
    </style:style>
    <style:style style:name="P69" style:family="paragraph" style:parent-style-name="Heading_20_3">
      <style:text-properties officeooo:rsid="00b458b2" officeooo:paragraph-rsid="00f10175"/>
    </style:style>
    <style:style style:name="P70" style:family="paragraph" style:parent-style-name="Heading_20_3">
      <style:text-properties officeooo:rsid="00bdc5c7" officeooo:paragraph-rsid="00bdc5c7"/>
    </style:style>
    <style:style style:name="P71" style:family="paragraph" style:parent-style-name="Heading_20_3">
      <style:text-properties officeooo:paragraph-rsid="00bda86a"/>
    </style:style>
    <style:style style:name="P72" style:family="paragraph" style:parent-style-name="Heading_20_3">
      <style:text-properties officeooo:paragraph-rsid="00c93eff"/>
    </style:style>
    <style:style style:name="P73" style:family="paragraph" style:parent-style-name="Heading_20_3">
      <style:text-properties officeooo:paragraph-rsid="00c34eab"/>
    </style:style>
    <style:style style:name="P74" style:family="paragraph" style:parent-style-name="Heading_20_3">
      <style:text-properties officeooo:paragraph-rsid="00ea3f45"/>
    </style:style>
    <style:style style:name="P75" style:family="paragraph" style:parent-style-name="Heading_20_3">
      <style:text-properties officeooo:rsid="00f10175" officeooo:paragraph-rsid="00f10175"/>
    </style:style>
    <style:style style:name="P76" style:family="paragraph" style:parent-style-name="Heading_20_3">
      <style:text-properties officeooo:rsid="00f5ec6a" officeooo:paragraph-rsid="00f5ec6a"/>
    </style:style>
    <style:style style:name="P77" style:family="paragraph" style:parent-style-name="Heading_20_3">
      <style:text-properties officeooo:rsid="00f9e10a" officeooo:paragraph-rsid="00f9e10a"/>
    </style:style>
    <style:style style:name="P78" style:family="paragraph" style:parent-style-name="Heading_20_3">
      <style:text-properties officeooo:rsid="00fb5529" officeooo:paragraph-rsid="00fb5529"/>
    </style:style>
    <style:style style:name="T1" style:family="text">
      <style:text-properties fo:language="en" fo:country="US" fo:font-style="normal" officeooo:rsid="04b3be64" style:language-asian="zh" style:country-asian="CN" style:font-style-asian="normal" style:language-complex="hi" style:country-complex="IN" style:font-style-complex="normal"/>
    </style:style>
    <style:style style:name="T2" style:family="text">
      <style:text-properties style:language-asian="zh" style:country-asian="CN" style:language-complex="hi" style:country-complex="IN"/>
    </style:style>
    <style:style style:name="T3" style:family="text">
      <style:text-properties officeooo:rsid="00b5cf44" style:language-asian="zh" style:country-asian="CN" style:language-complex="hi" style:country-complex="IN"/>
    </style:style>
    <style:style style:name="T4" style:family="text">
      <style:text-properties officeooo:rsid="00baf1e5" style:language-asian="zh" style:country-asian="CN" style:language-complex="hi" style:country-complex="IN"/>
    </style:style>
    <style:style style:name="T5" style:family="text">
      <style:text-properties officeooo:rsid="009626b9"/>
    </style:style>
    <style:style style:name="T6" style:family="text">
      <style:text-properties officeooo:rsid="00963321"/>
    </style:style>
    <style:style style:name="T7" style:family="text">
      <style:text-properties officeooo:rsid="0096dad8"/>
    </style:style>
    <style:style style:name="T8" style:family="text">
      <style:text-properties officeooo:rsid="0099f8e2"/>
    </style:style>
    <style:style style:name="T9" style:family="text">
      <style:text-properties officeooo:rsid="009ad9f5"/>
    </style:style>
    <style:style style:name="T10" style:family="text">
      <style:text-properties officeooo:rsid="009b474d"/>
    </style:style>
    <style:style style:name="T11" style:family="text">
      <style:text-properties officeooo:rsid="009eed71"/>
    </style:style>
    <style:style style:name="T12" style:family="text">
      <style:text-properties officeooo:rsid="00a092f8"/>
    </style:style>
    <style:style style:name="T13" style:family="text">
      <style:text-properties fo:font-style="italic" style:font-style-asian="italic" style:font-style-complex="italic"/>
    </style:style>
    <style:style style:name="T14" style:family="text">
      <style:text-properties fo:font-style="italic" officeooo:rsid="00bd9fba" style:font-style-asian="italic" style:font-style-complex="italic"/>
    </style:style>
    <style:style style:name="T15" style:family="text">
      <style:text-properties fo:font-style="italic" officeooo:rsid="00c9ceee" style:font-style-asian="italic" style:font-style-complex="italic"/>
    </style:style>
    <style:style style:name="T16" style:family="text">
      <style:text-properties fo:font-style="italic" officeooo:rsid="00db2625" style:font-style-asian="italic" style:font-style-complex="italic"/>
    </style:style>
    <style:style style:name="T17" style:family="text">
      <style:text-properties fo:font-style="italic" officeooo:rsid="00debdc0" style:font-style-asian="italic" style:font-style-complex="italic"/>
    </style:style>
    <style:style style:name="T18" style:family="text">
      <style:text-properties fo:font-style="italic" fo:font-weight="normal" officeooo:rsid="00c0e6d7"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T20" style:family="text">
      <style:text-properties fo:font-style="normal" officeooo:rsid="00b6b6a7" style:font-style-asian="normal" style:font-style-complex="normal"/>
    </style:style>
    <style:style style:name="T21" style:family="text">
      <style:text-properties fo:font-style="normal" officeooo:rsid="00bd9fba" style:font-style-asian="normal" style:font-style-complex="normal"/>
    </style:style>
    <style:style style:name="T22" style:family="text">
      <style:text-properties fo:font-style="normal" officeooo:rsid="00db2625" style:font-style-asian="normal" style:font-style-complex="normal"/>
    </style:style>
    <style:style style:name="T23" style:family="text">
      <style:text-properties fo:font-style="normal" officeooo:rsid="00dd27de" style:font-style-asian="normal" style:font-style-complex="normal"/>
    </style:style>
    <style:style style:name="T24" style:family="text">
      <style:text-properties fo:font-style="normal" officeooo:rsid="00ada5a9" style:font-style-asian="normal" style:font-style-complex="normal"/>
    </style:style>
    <style:style style:name="T25" style:family="text">
      <style:text-properties fo:font-style="normal" officeooo:rsid="00e65a4a" style:font-style-asian="normal" style:font-style-complex="normal"/>
    </style:style>
    <style:style style:name="T26" style:family="text">
      <style:text-properties fo:font-style="normal" fo:font-weight="normal" officeooo:rsid="00c0e6d7" style:font-style-asian="normal" style:font-weight-asian="normal" style:font-style-complex="normal" style:font-weight-complex="normal"/>
    </style:style>
    <style:style style:name="T27" style:family="text">
      <style:text-properties fo:font-style="normal" fo:font-weight="bold" officeooo:rsid="00db2625" style:font-style-asian="normal" style:font-weight-asian="bold" style:font-style-complex="normal" style:font-weight-complex="bold"/>
    </style:style>
    <style:style style:name="T28" style:family="text">
      <style:text-properties fo:font-style="normal" officeooo:rsid="00b5cf44" style:language-asian="zh" style:country-asian="CN" style:font-style-asian="normal" style:language-complex="hi" style:country-complex="IN" style:font-style-complex="normal"/>
    </style:style>
    <style:style style:name="T29" style:family="text">
      <style:text-properties officeooo:rsid="00a27222"/>
    </style:style>
    <style:style style:name="T30" style:family="text">
      <style:text-properties officeooo:rsid="00ada5a9"/>
    </style:style>
    <style:style style:name="T31" style:family="text">
      <style:text-properties officeooo:rsid="00af18bf"/>
    </style:style>
    <style:style style:name="T32" style:family="text">
      <style:text-properties officeooo:rsid="00af6264"/>
    </style:style>
    <style:style style:name="T33" style:family="text">
      <style:text-properties officeooo:rsid="00b392ea"/>
    </style:style>
    <style:style style:name="T34" style:family="text">
      <style:text-properties fo:font-weight="bold" style:font-weight-asian="bold" style:font-weight-complex="bold"/>
    </style:style>
    <style:style style:name="T35" style:family="text">
      <style:text-properties fo:font-weight="bold" officeooo:rsid="00d8de1f" style:font-weight-asian="bold" style:font-weight-complex="bold"/>
    </style:style>
    <style:style style:name="T36" style:family="text">
      <style:text-properties officeooo:rsid="00b40dd8"/>
    </style:style>
    <style:style style:name="T37" style:family="text">
      <style:text-properties officeooo:rsid="00b458b2"/>
    </style:style>
    <style:style style:name="T38" style:family="text">
      <style:text-properties officeooo:rsid="00b5b0ef"/>
    </style:style>
    <style:style style:name="T39" style:family="text">
      <style:text-properties officeooo:rsid="00b6b6a7"/>
    </style:style>
    <style:style style:name="T40" style:family="text">
      <style:text-properties officeooo:rsid="00b8713c"/>
    </style:style>
    <style:style style:name="T41" style:family="text">
      <style:text-properties officeooo:rsid="00b9cc24"/>
    </style:style>
    <style:style style:name="T42" style:family="text">
      <style:text-properties officeooo:rsid="00baf1e5"/>
    </style:style>
    <style:style style:name="T43" style:family="text">
      <style:text-properties officeooo:rsid="00bbdc7e"/>
    </style:style>
    <style:style style:name="T44" style:family="text">
      <style:text-properties officeooo:rsid="00bda86a"/>
    </style:style>
    <style:style style:name="T45" style:family="text">
      <style:text-properties officeooo:rsid="00bdc5c7"/>
    </style:style>
    <style:style style:name="T46" style:family="text">
      <style:text-properties fo:font-weight="normal" style:font-weight-asian="normal" style:font-weight-complex="normal"/>
    </style:style>
    <style:style style:name="T47" style:family="text">
      <style:text-properties fo:font-weight="normal" officeooo:rsid="00bdc5c7" style:font-weight-asian="normal" style:font-weight-complex="normal"/>
    </style:style>
    <style:style style:name="T48" style:family="text">
      <style:text-properties fo:font-weight="normal" officeooo:rsid="00ebd236" style:font-weight-asian="normal" style:font-weight-complex="normal"/>
    </style:style>
    <style:style style:name="T49" style:family="text">
      <style:text-properties fo:font-weight="normal" officeooo:rsid="00f10175" style:font-weight-asian="normal" style:font-weight-complex="normal"/>
    </style:style>
    <style:style style:name="T50" style:family="text">
      <style:text-properties fo:font-weight="normal" officeooo:rsid="00f1b71d" style:font-weight-asian="normal" style:font-weight-complex="normal"/>
    </style:style>
    <style:style style:name="T51" style:family="text">
      <style:text-properties officeooo:rsid="00c0e6d7"/>
    </style:style>
    <style:style style:name="T52" style:family="text">
      <style:text-properties officeooo:rsid="00c1611c"/>
    </style:style>
    <style:style style:name="T53" style:family="text">
      <style:text-properties officeooo:rsid="00c4fbc3"/>
    </style:style>
    <style:style style:name="T54" style:family="text">
      <style:text-properties officeooo:rsid="00c5fb1d"/>
    </style:style>
    <style:style style:name="T55" style:family="text">
      <style:text-properties officeooo:rsid="00d9e54e"/>
    </style:style>
    <style:style style:name="T56" style:family="text">
      <style:text-properties officeooo:rsid="00db2625"/>
    </style:style>
    <style:style style:name="T57" style:family="text">
      <style:text-properties officeooo:rsid="00e386ab"/>
    </style:style>
    <style:style style:name="T58" style:family="text">
      <style:text-properties officeooo:rsid="00ebd236"/>
    </style:style>
    <style:style style:name="T59" style:family="text">
      <style:text-properties officeooo:rsid="00ef5749"/>
    </style:style>
    <style:style style:name="T60" style:family="text">
      <style:text-properties officeooo:rsid="00f10175"/>
    </style:style>
    <style:style style:name="T61" style:family="text">
      <style:text-properties officeooo:rsid="00f3a4af"/>
    </style:style>
    <style:style style:name="T62" style:family="text">
      <style:text-properties officeooo:rsid="00f5ec6a"/>
    </style:style>
    <style:style style:name="T63" style:family="text">
      <style:text-properties officeooo:rsid="00f76fdc"/>
    </style:style>
    <style:style style:name="T64" style:family="text">
      <style:text-properties officeooo:rsid="00f9e10a"/>
    </style:style>
    <style:style style:name="T65" style:family="text">
      <style:text-properties officeooo:rsid="00fa2a89"/>
    </style:style>
    <style:style style:name="T66" style:family="text">
      <style:text-properties officeooo:rsid="00fb5529"/>
    </style:style>
    <style:style style:name="T67" style:family="text">
      <style:text-properties officeooo:rsid="00ff6b1d"/>
    </style:style>
    <style:style style:name="Sect1" style:family="section">
      <style:section-properties text:dont-balance-text-columns="true"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rtial Arts</text:h>
      <text:p text:style-name="Exalted"/>
      <text:p text:style-name="Exalted"/>
      <text:p text:style-name="Exalted"/>
      <text:section text:style-name="Sect1" text:name="TextSection">
        <text:p text:style-name="P3">Martial Arts <text:span text:style-name="T5">are sets of Powers </text:span><text:span text:style-name="T6">that are wholly dedicated to the art of war. While </text:span><text:span text:style-name="T7">there may be some limited use outside of the battlefield, those uses will be secondary and at the ruling of the Storyteller.</text:span></text:p>
        <text:h text:style-name="P65" text:outline-level="3">Sources</text:h>
        <text:p text:style-name="P4"><text:span text:style-name="T8">Martial Arts, as opposed to other sources of Power, </text:span><text:span text:style-name="T9">have more restrictions on how the powers may be purchased. </text:span><text:span text:style-name="T10">Martial Arts are </text:span><text:span text:style-name="T11">specific, techniques that are codified, named, and t</text:span><text:span text:style-name="T12">rained as knowledge passed from teacher to student.</text:span></text:p>
        <text:p text:style-name="P5">Martial Arts Techniques <text:span text:style-name="T13">must</text:span><text:span text:style-name="T19"> be learned in the order presented, starting with the Form Technique, and a Player should be able to point to a specific mentor (typically a Merit) that they have learned the techniques from.</text:span></text:p>
        <table:table table:name="Table3" table:style-name="Table3">
          <table:table-column table:style-name="Table3.A"/>
          <table:table-row table:style-name="Table3.1">
            <table:table-cell table:style-name="Table3.A1" office:value-type="string">
              <text:p text:style-name="P7">Mortals and Martial Arts</text:p>
              <text:p text:style-name="P6">Mortals have a proud tradition of teaching and practicing the Martial Arts presented, but they <text:span text:style-name="T29">do not have the Essence required to utilize the techniques to their full extent.</text:span></text:p>
              <text:p text:style-name="P8">Even the rare Heroic Mortal Master may be able to empower the Lesser Techniques, but they would not be able to use the Greater or Capstone Techniques intended.</text:p>
              <text:p text:style-name="P8">Instead, they learn the motions of the techniques, without the power behind it. It does have a marked benefit to them, but not on the scale of the Exalted, and so is not mechanically represented.</text:p>
              <text:p text:style-name="P8">If, as a Storyteller, you wish to show this benefit, you may grant a +2 dice bonus to mortals to related actions while using their Martial Arts.</text:p>
            </table:table-cell>
          </table:table-row>
        </table:table>
        <text:h text:style-name="P66" text:outline-level="3">Form Technique</text:h>
        <text:p text:style-name="P9">The first Technique of a Martial Arts is always the style’s Form, which details out the way a practitioner moves and acts during combat, and the bonuses they get from doing so.</text:p>
        <text:p text:style-name="P32">When combat starts, characters immediately drop into their Form stance—it is instinctual and the same as readying weapons. They do not need to take a specific action to do so.</text:p>
        <text:p text:style-name="P9">Form Techniques are <text:span text:style-name="T13">mutually exclusive</text:span><text:span text:style-name="T19">, you cannot have more than one active at a time. As well, any Style techniques may </text:span><text:span text:style-name="T13">only</text:span><text:span text:style-name="T19"> be used while in its Style Form—you cannot be in Tiger Form and use Snake Style Techniques, for example.</text:span></text:p>
        <text:p text:style-name="P10">If you know more than one Martial Arts style, switching form styles is a diceless Maneuver.</text:p>
        <text:p text:style-name="P12">For<text:span text:style-name="T33">m</text:span> <text:span text:style-name="T33">Abilities</text:span></text:p>
        <text:p text:style-name="P14">The Martial Arts will draw upon and enhance <text:span text:style-name="T13">associated Abilities </text:span>for its techniques. <text:span text:style-name="T36">Performing the Martial Arts without training in these abilities is unadvised. <text:s/>Some Styles will even rely on Supernatural Abilities, such as shapeshifting, and cannot be taken if the character does not have access to the associated ability.</text:span></text:p>
        <text:p text:style-name="P11">For<text:span text:style-name="T33">m</text:span> Armor <text:span text:style-name="T33">and Weapons</text:span></text:p>
        <text:p text:style-name="P13">Form Styles restrict what sorts of weapons and armor the Stylist uses—after all, it would be all but impossible to take the light, dancing maneuvers of Snake Style in restrictive Heavy Plate!</text:p>
        <text:p text:style-name="P15">As well, the Martial Arts Style <text:span text:style-name="T33">may </text:span><text:span text:style-name="T37">require Unarmed or Ranged weapons to perform </text:span><text:span text:style-name="T41">their actions. <text:s/>The weight class or bonuses of a weapon are not restricted, only the presence of one </text:span><text:span text:style-name="T55">and that they are compatible with the </text:span></text:p>
        <text:p text:style-name="P16">As well, the Martial Arts will often detail of the shape and type of weapon used during combat. This is simply a suggestion to what the Martial Arts should look like.</text:p>
        <text:h text:style-name="P62" text:outline-level="2">Fists of the Street Style</text:h>
        <text:p text:style-name="P36"><text:span text:style-name="T34">Abilities</text:span> <text:tab/>Brawl<text:line-break/><text:span text:style-name="T34">Armor</text:span><text:tab/><text:tab/>Unarmored, <text:span text:style-name="T56">Light</text:span><text:line-break/><text:span text:style-name="T35">Weapons</text:span><text:tab/>Unarmed</text:p>
        <text:p text:style-name="P37">There is one <text:span text:style-name="T56">Martial Arts Style that </text:span><text:span text:style-name="T16">does not</text:span><text:span text:style-name="T22"> require a mentor—or rather, the mentor is simply the rough teacher that is </text:span><text:span text:style-name="T25">life on</text:span><text:span text:style-name="T22"> Creation herself. <text:s/>Many of her inhabitants will learn a psuedo-style of fighting that naturally enhances their own attacks and defense. This is (often derogatorily) called the “Fists of the Street” Style—even though there is little unifying facets of the style.</text:span></text:p>
        <text:p text:style-name="P40"><text:span text:style-name="T19">This Martial Arts is unique in that has no techniques </text:span><text:span text:style-name="T23">past the Form</text:span><text:span text:style-name="T19">. However, it is a favorite among those who wish to become an unarmed champion with little effort.</text:span></text:p>
        <text:p text:style-name="P39"><text:span text:style-name="T24">Lesser </text:span><text:span text:style-name="T19">Techniques</text:span></text:p>
        <text:h text:style-name="P67" text:outline-level="3"><text:span text:style-name="T56">Fists of the Street</text:span> Form</text:h>
        <text:p text:style-name="P37"><text:span text:style-name="T27">Type:</text:span><text:span text:style-name="T22"> </text:span><text:span text:style-name="T28">Form</text:span></text:p>
        <text:p text:style-name="P17">The Stylist takes on a stance that they themselves have honed over countless battles, their hardened body ready to take on anything thrown at them.</text:p>
        <text:p text:style-name="P17">Your unarmed Strikes become as strong as either Light or Medium weapons, while retaining their Natural tag. <text:s/>As well, you gain +1 Soak.</text:p>
        <text:h text:style-name="P63" text:outline-level="2">Snake Style</text:h>
        <text:p text:style-name="P35"><text:span text:style-name="T34">Abilities</text:span> <text:tab/>Brawl, <text:span text:style-name="T33">Athletics</text:span><text:line-break/><text:span text:style-name="T34">Armor</text:span><text:tab/><text:tab/>Unarmored, Light<text:line-break/><text:span text:style-name="T35">Weapons</text:span><text:tab/>Unarmed <text:span text:style-name="T33">(Hand Needles)</text:span></text:p>
        <text:p text:style-name="P20"><text:span text:style-name="T39">Snake stylists use quick, precise strikes, disrupting Chakras and the flow of their targets motions. </text:span><text:span text:style-name="T38">T</text:span><text:span text:style-name="T39">hey prey on those that are slower than them.</text:span> Masters can even deliver paralyzing poisonous Essence through their fingertips, or through specialized hollow hand needles.</text:p>
        <text:p text:style-name="Heading_20_4">Hand Needles</text:p>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 <text:span text:style-name="T40">Masters know how to use simply their bare fingers for this style.</text:span></text:p>
        <text:p text:style-name="P38"><text:span text:style-name="T30">Lesser </text:span>Techniques</text:p>
        <text:h text:style-name="P68" text:outline-level="3">Snake Form</text:h>
        <text:p text:style-name="P18"><text:span text:style-name="T34">Type:</text:span> <text:span text:style-name="T3">Form</text:span></text:p>
        <text:p text:style-name="P19">The stylist takes on the form of the ever-ready, unpredictable snake, one hand open and ready, and their body sinuous, flexible, and with unpredictable motion.</text:p>
        <text:p text:style-name="P26"><text:span text:style-name="T39">Gain +1 Evasion. Additionally, </text:span><text:span text:style-name="T43">by spending 1m</text:span><text:span text:style-name="T39"> you may </text:span><text:span text:style-name="T14">choose</text:span><text:span text:style-name="T20"> when to act during a Round, interrupting </text:span><text:span text:style-name="T21">between character turns. </text:span><text:span text:style-name="T1">However, this will cause you to take 1 action instead of 2.</text:span></text:p>
        <text:h text:style-name="Heading_20_3" text:outline-level="3">Armor-Penetrating Fang</text:h>
        <text:p text:style-name="P21"><text:span text:style-name="T34">Type:</text:span> Supplemental<text:line-break/><text:span text:style-name="T34">Cost:</text:span> 1m</text:p>
        <text:p text:style-name="P21">The Stylist knows how to precisely strike to deliver their devastating results, whether it be between joints in armor or in targeted weak spots.</text:p>
        <text:p text:style-name="P21"><text:span text:style-name="T42">Make a Brawl Strike vs. Evasion.</text:span><text:span text:style-name="T4"> If you miss, you still deal Glancing damage so long as you roll at least 1 success.</text:span></text:p>
        <text:h text:style-name="P70" text:outline-level="3">Bindings of the Serpent</text:h>
        <text:p text:style-name="P24"><text:span text:style-name="T34">Type:</text:span> <text:span text:style-name="T45">Supplemental</text:span><text:line-break/><text:span text:style-name="T34">Cost:</text:span> <text:span text:style-name="T47">2</text:span><text:span text:style-name="T45">a</text:span></text:p>
        <text:p text:style-name="P25">The serpent within uncoils in a brilliant flash of essence, striking at those whom are unready.</text:p>
        <text:p text:style-name="P27"><text:span text:style-name="T51">Perform a Brawl Strike against a target whom </text:span><text:span text:style-name="T18">has not acted</text:span><text:span text:style-name="T26"> yet in this Round. If you hit, immediately deal +(Essence) additional damage, and bind the target, preventing them from moving. They must expend a Contested Maneuver against your (Dexterity + Athletics) to escape the ever-moving coils.</text:span></text:p>
        <text:p text:style-name="P34">Greater Techniques</text:p>
        <text:h text:style-name="P71" text:outline-level="3">Countless Coils Evasion</text:h>
        <text:p text:style-name="P22"><text:span text:style-name="T34">Type:</text:span> <text:span text:style-name="T52">Reflexive</text:span><text:line-break/><text:span text:style-name="T34">Cost:</text:span> <text:span text:style-name="T52">2a</text:span></text:p>
        <text:p text:style-name="P28">The Stylist is ever moving, nearly impossible to pin down nor target with attacks.</text:p>
        <text:p text:style-name="P28">After being hit, roll (Dexterity + Athletics). <text:span text:style-name="T17">This roll cannot be boosted by any means</text:span>. Reduce the amount of damage you take by the number of rolled successes. If you reduce the amount to 0, the attack is considered to have not hit in the first place.</text:p>
        <text:h text:style-name="P72" text:outline-level="3">Crippling Pressure-Point Strike</text:h>
        <text:p text:style-name="P31"><text:span text:style-name="T34">Type:</text:span> Supplemental; <text:span text:style-name="T53">Scene</text:span><text:line-break/><text:span text:style-name="T34">Cost:</text:span> <text:span text:style-name="T44">2</text:span>m</text:p>
        <text:p text:style-name="P23">With a rapid succession of strikes, the Stylist targets nerve clusters and pressure points with startling precision and with enough force to completely numb a limb.</text:p>
        <text:p text:style-name="P31"><text:span text:style-name="T44">Perform a (Dexterity + Brawl) vs. Evasion Maneuver against a target </text:span><text:span text:style-name="T15">whom has not acted yet this Round</text:span><text:span text:style-name="T44">. If you successfully hit, paralyze a limb for the remainder of the Scene. They suffer (-2) on all actions that would normally use such a limb—representing them using their non-dominant hand for attacks, for example.</text:span></text:p>
        <text:p text:style-name="P33"><text:span text:style-name="T31">Capston</text:span><text:span text:style-name="T32">e</text:span> Technique</text:p>
        <text:h text:style-name="P73" text:outline-level="3">Essence Venom Strike</text:h>
        <text:p text:style-name="P29"><text:span text:style-name="T34">Type:</text:span> <text:span text:style-name="T53">Supplemental; </text:span><text:span text:style-name="T54">Week</text:span><text:line-break/><text:span text:style-name="T34">Cost:</text:span> <text:span text:style-name="T53">4</text:span><text:span text:style-name="T52">a</text:span></text:p>
        <text:p text:style-name="P30">Vile venom fills the soul of the Serpent stylist, ready to be injected into their prey.</text:p>
        <text:p text:style-name="P30">Once per Week, you may deliver an envenomed blow on a target with a Brawl Strike. So long as you hit—even with a glancing blow—the target becomes poisoned, ensuring a most assured death—if not now, then later.</text:p>
        <text:p text:style-name="P30">Each turn that the target takes action, they lose 3 Health. Should they manage to survive through the end of combat, they will still <text:span text:style-name="T54">slowly lose their Health, and become unable to regain it through normal rest. <text:s/>A Scale 2 Medicine Project must be undertaken to cure the toxin, or by Cheating Death.</text:span></text:p>
        <text:p text:style-name="P42">The same target cannot be repeatedly be envenomed in the same Season.</text:p>
        <text:h text:style-name="P64" text:outline-level="2">Tiger Style</text:h>
        <text:p text:style-name="P41"><text:span text:style-name="T34">Abilities</text:span> <text:tab/>Brawl, <text:span text:style-name="T57">Athletics</text:span><text:line-break/><text:span text:style-name="T34">Armor</text:span><text:tab/><text:tab/>Unarmored, Light<text:line-break/><text:span text:style-name="T35">Weapons</text:span><text:tab/><text:span text:style-name="T67">Unarmed, Fist Weapons</text:span></text:p>
        <text:p text:style-name="P59">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P60">The path of the Tiger follows the life of the great cat—the young are quick, agile, and reflexive, while as they age they become terrifying predators with immense damage—but never losing the agility of their young selves.</text:p>
        <text:p text:style-name="P60">Tiger Stylists are known to be brutal teachers, focusing on outcome and results rather than pleasantries and inner peace. The style has therefore developed a bit of a dour reputation—often used in theatrical productions to show cruel villains or terrifying overloards.</text:p>
        <text:p text:style-name="P43"><text:span text:style-name="T30">Lesser </text:span>Techniques</text:p>
        <text:h text:style-name="P69" text:outline-level="3"><text:span text:style-name="T60">Tiger</text:span> Form</text:h>
        <text:p text:style-name="P51"><text:span text:style-name="T34">Type:</text:span> <text:span text:style-name="T3">Form</text:span></text:p>
        <text:p text:style-name="P52"><text:span text:style-name="T3">T</text:span><text:span text:style-name="T2">he Tiger Stylist is ever ready, no matter the terrain or their position. They do not need to roll to cross unsteady or moving terrain, and never suffer penalties from being knocked down.</text:span></text:p>
        <text:h text:style-name="P74" text:outline-level="3">Retreating Momentum</text:h>
        <text:p text:style-name="P44"><text:span text:style-name="T34">Type:</text:span> <text:span text:style-name="T58">Reflexive</text:span><text:line-break/><text:span text:style-name="T34">Cost:</text:span> <text:span text:style-name="T59">1</text:span><text:span text:style-name="T48">m</text:span></text:p>
        <text:p text:style-name="P45"><text:span text:style-name="T48">W</text:span><text:span text:style-name="T46">hen attacked, the Stylist whirls around and uses the momentum of the incoming attack to propel themselves backwards.</text:span></text:p>
        <text:p text:style-name="P47">On an incoming attack, reduce the damage received by 3. However, you are knocked-back a range band, at the discretion of the attacker.</text:p>
        <text:h text:style-name="P75" text:outline-level="3">Crimson Leaping Cat</text:h>
        <text:p text:style-name="P46"><text:span text:style-name="T34">Type:</text:span><text:span text:style-name="T46"> </text:span><text:span text:style-name="T49">Supplemental</text:span><text:span text:style-name="T46"><text:line-break/></text:span><text:span text:style-name="T34">Cost:</text:span><text:span text:style-name="T46"> </text:span><text:span text:style-name="T50">2</text:span><text:span text:style-name="T48">m</text:span></text:p>
        <text:p text:style-name="P49">Leaping from afar, <text:span text:style-name="T61">the Stylist crashes into their opponent with immense rage and fury, bringing the fury of the Tiger upon their target.</text:span></text:p>
        <text:p text:style-name="P53">This technique must be used on the same Turn in which you move towards the opponent. Supplement a Decisive Strike, dealing (+3/2) damage and stunning the target on a hit.</text:p>
        <text:p text:style-name="P34"><text:span text:style-name="T63">Greater</text:span><text:span text:style-name="T30"> </text:span>Techniques</text:p>
        <text:h text:style-name="P76" text:outline-level="3">Prey-Maiming Frenzy</text:h>
        <text:p text:style-name="P48"><text:span text:style-name="T34">Type:</text:span> <text:span text:style-name="T60">Supplemental</text:span><text:line-break/><text:span text:style-name="T34">Cost:</text:span> <text:span text:style-name="T64">2</text:span><text:span text:style-name="T62">a</text:span></text:p>
        <text:p text:style-name="P50">The Stylist channels the sheer strength of the Tiger, ravaging their opponent with frenzied, brutal strikes.</text:p>
        <text:p text:style-name="P50">Against any target that is stunned, paralyzed, or otherwise held in place, deal an extra (+<text:span text:style-name="T63">4</text:span>/<text:span text:style-name="T63">3</text:span>) damage.</text:p>
        <text:h text:style-name="P77" text:outline-level="3">Bone-Shattering Bite</text:h>
        <text:p text:style-name="P55"><text:span text:style-name="T34">Type:</text:span> <text:span text:style-name="T64">Reflexive</text:span><text:line-break/><text:span text:style-name="T34">Cost:</text:span> <text:span text:style-name="T64">3</text:span><text:span text:style-name="T62">a</text:span></text:p>
        <text:p text:style-name="P56">After delivering a successful Strike, the Stylist sinks their metaphorical teeth into the wound, shattering the bones of their target.</text:p>
        <text:p text:style-name="P56">So long as the target has lost at least 5 Health from one of your attacks (as calculated after all powers), you may disable a limb of the target by breaking a bone. <text:span text:style-name="T44"><text:s/></text:span><text:span text:style-name="T66">While that limb is broken, t</text:span><text:span text:style-name="T44">hey suffer (-2) on all actions that would normally use such a limb—representing them using their non-dominant hand for attacks, for example.</text:span></text:p>
        <text:p text:style-name="P56">Healing a broken bone faster than a year requires a Medicine Project of <text:span text:style-name="T65">S</text:span>cale 1.</text:p>
        <text:p text:style-name="P61"><text:span text:style-name="T31">Capston</text:span><text:span text:style-name="T32">e</text:span> Technique</text:p>
        <text:h text:style-name="P78" text:outline-level="3">Angry Predator Frenzy</text:h>
        <text:p text:style-name="P57"><text:span text:style-name="T34">Type:</text:span> <text:span text:style-name="T66">Permanent</text:span></text:p>
        <text:p text:style-name="P58">The tiger is the apex Predator of the jungle, stalker of all those around them.</text:p>
        <text:p text:style-name="P58">When in Tiger Form, add (+2) dice to any Athletics checks, and add (+3/1) damage to their attack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master-page-name="">
      <style:paragraph-properties fo:margin-top="0in" fo:margin-bottom="0.1965in" style:contextual-spacing="false" style:page-number="auto" fo:padding="0in" fo:border-left="none" fo:border-right="none" fo:border-top="none" fo:border-bottom="0.74pt solid #000000" text:number-lines="false" text:line-number="0">
        <style:tab-stops/>
      </style:paragraph-properties>
      <style:text-properties style:use-window-font-color="true" loext:opacity="0%"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27T09:14:10.878000000</dc:date>
    <meta:editing-cycles>238</meta:editing-cycles>
    <meta:editing-duration>P1DT3H51M30S</meta:editing-duration>
    <meta:generator>LibreOffice/7.2.4.1$Windows_X86_64 LibreOffice_project/27d75539669ac387bb498e35313b970b7fe9c4f9</meta:generator>
    <meta:document-statistic meta:table-count="1" meta:image-count="0" meta:object-count="0" meta:page-count="3" meta:paragraph-count="100" meta:word-count="1755" meta:character-count="10444" meta:non-whitespace-character-count="8789"/>
  </office:meta>
</office:document-meta>
</file>